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92805555555556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<text:s/>After months</text:p>
          </table:table-cell>
          <table:table-cell office:value-type="string" table:style-name="ce1">
            <text:p>Balance</text:p>
          </table:table-cell>
          <table:table-cell office:value-type="string" table:style-name="ce1">
            <text:p>Payment</text:p>
          </table:table-cell>
          <table:table-cell table:number-columns-repeated="2" table:style-name="ce1"/>
          <table:table-cell office:value-type="string" table:style-name="ce1">
            <text:p>Interest p.m</text:p>
          </table:table-cell>
          <table:table-cell office:value-type="float" office:value="8.3333333333333332E-3" table:formula="of:=[.G2]/12" table:style-name="ce1">
            <text:p>0.008333333</text:p>
          </table:table-cell>
          <table:table-cell table:number-columns-repeated="1637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0000" table:formula="of:=[.$G$3]" table:style-name="ce1">
            <text:p>290000</text:p>
          </table:table-cell>
          <table:table-cell table:number-columns-repeated="3" table:style-name="ce1"/>
          <table:table-cell office:value-type="string" table:style-name="ce1">
            <text:p>Interest p.a</text:p>
          </table:table-cell>
          <table:table-cell office:value-type="float" office:value="0.1" table:style-name="ce1">
            <text:p>0.1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7602.32329886977" table:formula="of:=[.B2]*(1+[.$G$1])-[.C3]" table:style-name="ce1">
            <text:p>287602.3233</text:p>
          </table:table-cell>
          <table:table-cell office:value-type="float" office:value="4814.3433677969097" table:formula="of:=[.$G$4]" table:style-name="ce1">
            <text:p>4814.343368</text:p>
          </table:table-cell>
          <table:table-cell table:number-columns-repeated="2" table:style-name="ce1"/>
          <table:table-cell office:value-type="string" table:style-name="ce1">
            <text:p>initial amo</text:p>
          </table:table-cell>
          <table:table-cell office:value-type="float" office:value="290000" table:style-name="ce1">
            <text:p>29000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85184.66595856345" table:formula="of:=[.B3]*(1+[.$G$1])-[.C4]" table:style-name="ce1">
            <text:p>285184.666</text:p>
          </table:table-cell>
          <table:table-cell office:value-type="float" office:value="4814.3433677969097" table:formula="of:=[.C3]" table:style-name="ce1">
            <text:p>4814.343368</text:p>
          </table:table-cell>
          <table:table-cell table:number-columns-repeated="2" table:style-name="ce1"/>
          <table:table-cell office:value-type="string" table:style-name="ce1">
            <text:p>instalment</text:p>
          </table:table-cell>
          <table:table-cell office:value-type="float" office:value="4814.3433677969097" table:style-name="ce1">
            <text:p>4814.343368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82746.86147375457" table:formula="of:=[.B4]*(1+[.$G$1])-[.C5]" table:style-name="ce1">
            <text:p>282746.8615</text:p>
          </table:table-cell>
          <table:table-cell office:value-type="float" office:value="4814.3433677969097" table:formula="of:=[.C4]" table:style-name="ce1">
            <text:p>4814.343368</text:p>
          </table:table-cell>
          <table:table-cell table:number-columns-repeated="2" table:style-name="ce1"/>
          <table:table-cell office:value-type="string" table:style-name="ce1">
            <text:p>increase</text:p>
          </table:table-cell>
          <table:table-cell office:value-type="float" office:value="0.02" table:formula="of:=2/100" table:style-name="ce1">
            <text:p>0.0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80288.74195157224" table:formula="of:=[.B5]*(1+[.$G$1])-[.C6]" table:style-name="ce1">
            <text:p>280288.742</text:p>
          </table:table-cell>
          <table:table-cell office:value-type="float" office:value="4814.3433677969097" table:formula="of:=[.C5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7810.1381000384" table:formula="of:=[.B6]*(1+[.$G$1])-[.C7]" table:style-name="ce1">
            <text:p>277810.1381</text:p>
          </table:table-cell>
          <table:table-cell office:value-type="float" office:value="4814.3433677969097" table:formula="of:=[.C6]" table:style-name="ce1">
            <text:p>4814.343368</text:p>
          </table:table-cell>
          <table:table-cell table:number-columns-repeated="2" table:style-name="ce1"/>
          <table:table-cell office:value-type="string" table:style-name="ce1">
            <text:p>Total payment:</text:p>
          </table:table-cell>
          <table:table-cell office:value-type="float" office:value="471805.65004409757" table:formula="of:=SUM([.C3:.C100])" table:style-name="ce1">
            <text:p>471805.65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75310.87921640847" table:formula="of:=[.B7]*(1+[.$G$1])-[.C8]" table:style-name="ce1">
            <text:p>275310.8792</text:p>
          </table:table-cell>
          <table:table-cell office:value-type="float" office:value="4814.3433677969097" table:formula="of:=[.C7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72790.79317541496" table:formula="of:=[.B8]*(1+[.$G$1])-[.C9]" table:style-name="ce1">
            <text:p>272790.7932</text:p>
          </table:table-cell>
          <table:table-cell office:value-type="float" office:value="4814.3433677969097" table:formula="of:=[.C8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70249.70641741314" table:formula="of:=[.B9]*(1+[.$G$1])-[.C10]" table:style-name="ce1">
            <text:p>270249.7064</text:p>
          </table:table-cell>
          <table:table-cell office:value-type="float" office:value="4814.3433677969097" table:formula="of:=[.C9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67687.443936428" table:formula="of:=[.B10]*(1+[.$G$1])-[.C11]" table:style-name="ce1">
            <text:p>267687.4439</text:p>
          </table:table-cell>
          <table:table-cell office:value-type="float" office:value="4814.3433677969097" table:formula="of:=[.C10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65103.82926810131" table:formula="of:=[.B11]*(1+[.$G$1])-[.C12]" table:style-name="ce1">
            <text:p>265103.8293</text:p>
          </table:table-cell>
          <table:table-cell office:value-type="float" office:value="4814.3433677969097" table:formula="of:=[.C11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2498.68447753857" table:formula="of:=[.B12]*(1+[.$G$1])-[.C13]" table:style-name="ce1">
            <text:p>262498.6845</text:p>
          </table:table-cell>
          <table:table-cell office:value-type="float" office:value="4814.3433677969097" table:formula="of:=[.C12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9871.83014705445" table:formula="of:=[.B13]*(1+[.$G$1])-[.C14]" table:style-name="ce1">
            <text:p>259871.8301</text:p>
          </table:table-cell>
          <table:table-cell office:value-type="float" office:value="4814.3433677969097" table:formula="of:=[.C13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7223.08536381632" table:formula="of:=[.B14]*(1+[.$G$1])-[.C15]" table:style-name="ce1">
            <text:p>257223.0854</text:p>
          </table:table-cell>
          <table:table-cell office:value-type="float" office:value="4814.3433677969097" table:formula="of:=[.C14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4552.26770738454" table:formula="of:=[.B15]*(1+[.$G$1])-[.C16]" table:style-name="ce1">
            <text:p>254552.2677</text:p>
          </table:table-cell>
          <table:table-cell office:value-type="float" office:value="4814.3433677969097" table:formula="of:=[.C15]" table:style-name="ce1">
            <text:p>4814.343368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1859.19323714916" table:formula="of:=[.B16]*(1+[.$G$1])-[.C17]" table:style-name="ce1">
            <text:p>251859.1932</text:p>
          </table:table-cell>
          <table:table-cell office:value-type="float" office:value="4814.3433677969097" table:formula="of:=[.C1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9143.67647966181" table:formula="of:=[.B17]*(1+[.$G$1])-[.C18]" table:style-name="ce1">
            <text:p>249143.6765</text:p>
          </table:table-cell>
          <table:table-cell office:value-type="float" office:value="4814.3433677969097" table:formula="of:=[.C1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6405.53041586207" table:formula="of:=[.B18]*(1+[.$G$1])-[.C19]" table:style-name="ce1">
            <text:p>246405.5304</text:p>
          </table:table-cell>
          <table:table-cell office:value-type="float" office:value="4814.3433677969097" table:formula="of:=[.C1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43644.56646819733" table:formula="of:=[.B19]*(1+[.$G$1])-[.C20]" table:style-name="ce1">
            <text:p>243644.5665</text:p>
          </table:table-cell>
          <table:table-cell office:value-type="float" office:value="4814.3433677969097" table:formula="of:=[.C19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40860.59448763539" table:formula="of:=[.B20]*(1+[.$G$1])-[.C21]" table:style-name="ce1">
            <text:p>240860.5945</text:p>
          </table:table-cell>
          <table:table-cell office:value-type="float" office:value="4814.3433677969097" table:formula="of:=[.C20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38053.42274056876" table:formula="of:=[.B21]*(1+[.$G$1])-[.C22]" table:style-name="ce1">
            <text:p>238053.4227</text:p>
          </table:table-cell>
          <table:table-cell office:value-type="float" office:value="4814.3433677969097" table:formula="of:=[.C21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5222.85789560989" table:formula="of:=[.B22]*(1+[.$G$1])-[.C23]" table:style-name="ce1">
            <text:p>235222.8579</text:p>
          </table:table-cell>
          <table:table-cell office:value-type="float" office:value="4814.3433677969097" table:formula="of:=[.C22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2368.70501027638" table:formula="of:=[.B23]*(1+[.$G$1])-[.C24]" table:style-name="ce1">
            <text:p>232368.705</text:p>
          </table:table-cell>
          <table:table-cell office:value-type="float" office:value="4814.3433677969097" table:formula="of:=[.C23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29490.76751756508" table:formula="of:=[.B24]*(1+[.$G$1])-[.C25]" table:style-name="ce1">
            <text:p>229490.7675</text:p>
          </table:table-cell>
          <table:table-cell office:value-type="float" office:value="4814.3433677969097" table:formula="of:=[.C24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6588.84721241455" table:formula="of:=[.B25]*(1+[.$G$1])-[.C26]" table:style-name="ce1">
            <text:p>226588.8472</text:p>
          </table:table-cell>
          <table:table-cell office:value-type="float" office:value="4814.3433677969097" table:formula="of:=[.C25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3662.74423805441" table:formula="of:=[.B26]*(1+[.$G$1])-[.C27]" table:style-name="ce1">
            <text:p>223662.7442</text:p>
          </table:table-cell>
          <table:table-cell office:value-type="float" office:value="4814.3433677969097" table:formula="of:=[.C2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20712.25707224128" table:formula="of:=[.B27]*(1+[.$G$1])-[.C28]" table:style-name="ce1">
            <text:p>220712.2571</text:p>
          </table:table-cell>
          <table:table-cell office:value-type="float" office:value="4814.3433677969097" table:formula="of:=[.C2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7737.1825133797" table:formula="of:=[.B28]*(1+[.$G$1])-[.C29]" table:style-name="ce1">
            <text:p>217737.1825</text:p>
          </table:table-cell>
          <table:table-cell office:value-type="float" office:value="4814.3433677969097" table:formula="of:=[.C2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4737.3156665276" table:formula="of:=[.B29]*(1+[.$G$1])-[.C30]" table:style-name="ce1">
            <text:p>214737.3157</text:p>
          </table:table-cell>
          <table:table-cell office:value-type="float" office:value="4814.3433677969097" table:formula="of:=[.C29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11712.44992928507" table:formula="of:=[.B30]*(1+[.$G$1])-[.C31]" table:style-name="ce1">
            <text:p>211712.4499</text:p>
          </table:table-cell>
          <table:table-cell office:value-type="float" office:value="4814.3433677969097" table:formula="of:=[.C30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08662.37697756552" table:formula="of:=[.B31]*(1+[.$G$1])-[.C32]" table:style-name="ce1">
            <text:p>208662.377</text:p>
          </table:table-cell>
          <table:table-cell office:value-type="float" office:value="4814.3433677969097" table:formula="of:=[.C31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05586.88675124833" table:formula="of:=[.B32]*(1+[.$G$1])-[.C33]" table:style-name="ce1">
            <text:p>205586.8868</text:p>
          </table:table-cell>
          <table:table-cell office:value-type="float" office:value="4814.3433677969097" table:formula="of:=[.C32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02485.76743971181" table:formula="of:=[.B33]*(1+[.$G$1])-[.C34]" table:style-name="ce1">
            <text:p>202485.7674</text:p>
          </table:table-cell>
          <table:table-cell office:value-type="float" office:value="4814.3433677969097" table:formula="of:=[.C33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99358.80546724581" table:formula="of:=[.B34]*(1+[.$G$1])-[.C35]" table:style-name="ce1">
            <text:p>199358.8055</text:p>
          </table:table-cell>
          <table:table-cell office:value-type="float" office:value="4814.3433677969097" table:formula="of:=[.C34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96205.78547834262" table:formula="of:=[.B35]*(1+[.$G$1])-[.C36]" table:style-name="ce1">
            <text:p>196205.7855</text:p>
          </table:table-cell>
          <table:table-cell office:value-type="float" office:value="4814.3433677969097" table:formula="of:=[.C35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93026.49032286523" table:formula="of:=[.B36]*(1+[.$G$1])-[.C37]" table:style-name="ce1">
            <text:p>193026.4903</text:p>
          </table:table-cell>
          <table:table-cell office:value-type="float" office:value="4814.3433677969097" table:formula="of:=[.C3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9820.70104109219" table:formula="of:=[.B37]*(1+[.$G$1])-[.C38]" table:style-name="ce1">
            <text:p>189820.701</text:p>
          </table:table-cell>
          <table:table-cell office:value-type="float" office:value="4814.3433677969097" table:formula="of:=[.C3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86588.19684863772" table:formula="of:=[.B38]*(1+[.$G$1])-[.C39]" table:style-name="ce1">
            <text:p>186588.1968</text:p>
          </table:table-cell>
          <table:table-cell office:value-type="float" office:value="4814.3433677969097" table:formula="of:=[.C3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83328.7551212461" table:formula="of:=[.B39]*(1+[.$G$1])-[.C40]" table:style-name="ce1">
            <text:p>183328.7551</text:p>
          </table:table-cell>
          <table:table-cell office:value-type="float" office:value="4814.3433677969097" table:formula="of:=[.C39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0042.15137945957" table:formula="of:=[.B40]*(1+[.$G$1])-[.C41]" table:style-name="ce1">
            <text:p>180042.1514</text:p>
          </table:table-cell>
          <table:table-cell office:value-type="float" office:value="4814.3433677969097" table:formula="of:=[.C40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6728.15927315815" table:formula="of:=[.B41]*(1+[.$G$1])-[.C42]" table:style-name="ce1">
            <text:p>176728.1593</text:p>
          </table:table-cell>
          <table:table-cell office:value-type="float" office:value="4814.3433677969097" table:formula="of:=[.C41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73386.55056597089" table:formula="of:=[.B42]*(1+[.$G$1])-[.C43]" table:style-name="ce1">
            <text:p>173386.5506</text:p>
          </table:table-cell>
          <table:table-cell office:value-type="float" office:value="4814.3433677969097" table:formula="of:=[.C42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70017.09511955705" table:formula="of:=[.B43]*(1+[.$G$1])-[.C44]" table:style-name="ce1">
            <text:p>170017.0951</text:p>
          </table:table-cell>
          <table:table-cell office:value-type="float" office:value="4814.3433677969097" table:formula="of:=[.C43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66619.56087775645" table:formula="of:=[.B44]*(1+[.$G$1])-[.C45]" table:style-name="ce1">
            <text:p>166619.5609</text:p>
          </table:table-cell>
          <table:table-cell office:value-type="float" office:value="4814.3433677969097" table:formula="of:=[.C44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63193.71385060748" table:formula="of:=[.B45]*(1+[.$G$1])-[.C46]" table:style-name="ce1">
            <text:p>163193.7139</text:p>
          </table:table-cell>
          <table:table-cell office:value-type="float" office:value="4814.3433677969097" table:formula="of:=[.C45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739.3180982323" table:formula="of:=[.B46]*(1+[.$G$1])-[.C47]" table:style-name="ce1">
            <text:p>159739.3181</text:p>
          </table:table-cell>
          <table:table-cell office:value-type="float" office:value="4814.3433677969097" table:formula="of:=[.C4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56256.13571458732" table:formula="of:=[.B47]*(1+[.$G$1])-[.C48]" table:style-name="ce1">
            <text:p>156256.1357</text:p>
          </table:table-cell>
          <table:table-cell office:value-type="float" office:value="4814.3433677969097" table:formula="of:=[.C4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52743.92681107862" table:formula="of:=[.B48]*(1+[.$G$1])-[.C49]" table:style-name="ce1">
            <text:p>152743.9268</text:p>
          </table:table-cell>
          <table:table-cell office:value-type="float" office:value="4814.3433677969097" table:formula="of:=[.C4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49202.4495000407" table:formula="of:=[.B49]*(1+[.$G$1])-[.C50]" table:style-name="ce1">
            <text:p>149202.4495</text:p>
          </table:table-cell>
          <table:table-cell office:value-type="float" office:value="4814.3433677969097" table:formula="of:=[.C49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45631.45987807747" table:formula="of:=[.B50]*(1+[.$G$1])-[.C51]" table:style-name="ce1">
            <text:p>145631.4599</text:p>
          </table:table-cell>
          <table:table-cell office:value-type="float" office:value="4814.3433677969097" table:formula="of:=[.C50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42030.71200926453" table:formula="of:=[.B51]*(1+[.$G$1])-[.C52]" table:style-name="ce1">
            <text:p>142030.712</text:p>
          </table:table-cell>
          <table:table-cell office:value-type="float" office:value="4814.3433677969097" table:formula="of:=[.C51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38399.95790821148" table:formula="of:=[.B52]*(1+[.$G$1])-[.C53]" table:style-name="ce1">
            <text:p>138399.9579</text:p>
          </table:table-cell>
          <table:table-cell office:value-type="float" office:value="4814.3433677969097" table:formula="of:=[.C52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34738.94752298298" table:formula="of:=[.B53]*(1+[.$G$1])-[.C54]" table:style-name="ce1">
            <text:p>134738.9475</text:p>
          </table:table-cell>
          <table:table-cell office:value-type="float" office:value="4814.3433677969097" table:formula="of:=[.C53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31047.4287178776" table:formula="of:=[.B54]*(1+[.$G$1])-[.C55]" table:style-name="ce1">
            <text:p>131047.4287</text:p>
          </table:table-cell>
          <table:table-cell office:value-type="float" office:value="4814.3433677969097" table:formula="of:=[.C54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27325.14725606301" table:formula="of:=[.B55]*(1+[.$G$1])-[.C56]" table:style-name="ce1">
            <text:p>127325.1473</text:p>
          </table:table-cell>
          <table:table-cell office:value-type="float" office:value="4814.3433677969097" table:formula="of:=[.C55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23571.84678206661" table:formula="of:=[.B56]*(1+[.$G$1])-[.C57]" table:style-name="ce1">
            <text:p>123571.8468</text:p>
          </table:table-cell>
          <table:table-cell office:value-type="float" office:value="4814.3433677969097" table:formula="of:=[.C5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19787.26880412025" table:formula="of:=[.B57]*(1+[.$G$1])-[.C58]" table:style-name="ce1">
            <text:p>119787.2688</text:p>
          </table:table-cell>
          <table:table-cell office:value-type="float" office:value="4814.3433677969097" table:formula="of:=[.C5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15971.15267635767" table:formula="of:=[.B58]*(1+[.$G$1])-[.C59]" table:style-name="ce1">
            <text:p>115971.1527</text:p>
          </table:table-cell>
          <table:table-cell office:value-type="float" office:value="4814.3433677969097" table:formula="of:=[.C5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12123.23558086374" table:formula="of:=[.B59]*(1+[.$G$1])-[.C60]" table:style-name="ce1">
            <text:p>112123.2356</text:p>
          </table:table-cell>
          <table:table-cell office:value-type="float" office:value="4814.3433677969097" table:formula="of:=[.C59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8243.25250957401" table:formula="of:=[.B60]*(1+[.$G$1])-[.C61]" table:style-name="ce1">
            <text:p>108243.2525</text:p>
          </table:table-cell>
          <table:table-cell office:value-type="float" office:value="4814.3433677969097" table:formula="of:=[.C60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04330.93624602354" table:formula="of:=[.B61]*(1+[.$G$1])-[.C62]" table:style-name="ce1">
            <text:p>104330.9362</text:p>
          </table:table-cell>
          <table:table-cell office:value-type="float" office:value="4814.3433677969097" table:formula="of:=[.C61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0386.01734694348" table:formula="of:=[.B62]*(1+[.$G$1])-[.C63]" table:style-name="ce1">
            <text:p>100386.0173</text:p>
          </table:table-cell>
          <table:table-cell office:value-type="float" office:value="4814.3433677969097" table:formula="of:=[.C62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96408.224123704422" table:formula="of:=[.B63]*(1+[.$G$1])-[.C64]" table:style-name="ce1">
            <text:p>96408.22412</text:p>
          </table:table-cell>
          <table:table-cell office:value-type="float" office:value="4814.3433677969097" table:formula="of:=[.C63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2397.282623605046" table:formula="of:=[.B64]*(1+[.$G$1])-[.C65]" table:style-name="ce1">
            <text:p>92397.28262</text:p>
          </table:table-cell>
          <table:table-cell office:value-type="float" office:value="4814.3433677969097" table:formula="of:=[.C64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88352.916611004839" table:formula="of:=[.B65]*(1+[.$G$1])-[.C66]" table:style-name="ce1">
            <text:p>88352.91661</text:p>
          </table:table-cell>
          <table:table-cell office:value-type="float" office:value="4814.3433677969097" table:formula="of:=[.C65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84274.847548299629" table:formula="of:=[.B66]*(1+[.$G$1])-[.C67]" table:style-name="ce1">
            <text:p>84274.84755</text:p>
          </table:table-cell>
          <table:table-cell office:value-type="float" office:value="4814.3433677969097" table:formula="of:=[.C6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80162.794576738539" table:formula="of:=[.B67]*(1+[.$G$1])-[.C68]" table:style-name="ce1">
            <text:p>80162.79458</text:p>
          </table:table-cell>
          <table:table-cell office:value-type="float" office:value="4814.3433677969097" table:formula="of:=[.C6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6016.474497081115" table:formula="of:=[.B68]*(1+[.$G$1])-[.C69]" table:style-name="ce1">
            <text:p>76016.4745</text:p>
          </table:table-cell>
          <table:table-cell office:value-type="float" office:value="4814.3433677969097" table:formula="of:=[.C6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71835.601750093207" table:formula="of:=[.B69]*(1+[.$G$1])-[.C70]" table:style-name="ce1">
            <text:p>71835.60175</text:p>
          </table:table-cell>
          <table:table-cell office:value-type="float" office:value="4814.3433677969097" table:formula="of:=[.C69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7619.8883968804" table:formula="of:=[.B70]*(1+[.$G$1])-[.C71]" table:style-name="ce1">
            <text:p>67619.8884</text:p>
          </table:table-cell>
          <table:table-cell office:value-type="float" office:value="4814.3433677969097" table:formula="of:=[.C70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63369.044099057493" table:formula="of:=[.B71]*(1+[.$G$1])-[.C72]" table:style-name="ce1">
            <text:p>63369.0441</text:p>
          </table:table-cell>
          <table:table-cell office:value-type="float" office:value="4814.3433677969097" table:formula="of:=[.C71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9082.776098752729" table:formula="of:=[.B72]*(1+[.$G$1])-[.C73]" table:style-name="ce1">
            <text:p>59082.7761</text:p>
          </table:table-cell>
          <table:table-cell office:value-type="float" office:value="4814.3433677969097" table:formula="of:=[.C72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54760.789198445425" table:formula="of:=[.B73]*(1+[.$G$1])-[.C74]" table:style-name="ce1">
            <text:p>54760.7892</text:p>
          </table:table-cell>
          <table:table-cell office:value-type="float" office:value="4814.3433677969097" table:formula="of:=[.C73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0402.785740635562" table:formula="of:=[.B74]*(1+[.$G$1])-[.C75]" table:style-name="ce1">
            <text:p>50402.78574</text:p>
          </table:table-cell>
          <table:table-cell office:value-type="float" office:value="4814.3433677969097" table:formula="of:=[.C74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46008.465587343948" table:formula="of:=[.B75]*(1+[.$G$1])-[.C76]" table:style-name="ce1">
            <text:p>46008.46559</text:p>
          </table:table-cell>
          <table:table-cell office:value-type="float" office:value="4814.3433677969097" table:formula="of:=[.C75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1577.526099441573" table:formula="of:=[.B76]*(1+[.$G$1])-[.C77]" table:style-name="ce1">
            <text:p>41577.5261</text:p>
          </table:table-cell>
          <table:table-cell office:value-type="float" office:value="4814.3433677969097" table:formula="of:=[.C7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7109.662115806677" table:formula="of:=[.B77]*(1+[.$G$1])-[.C78]" table:style-name="ce1">
            <text:p>37109.66212</text:p>
          </table:table-cell>
          <table:table-cell office:value-type="float" office:value="4814.3433677969097" table:formula="of:=[.C7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32604.565932308156" table:formula="of:=[.B78]*(1+[.$G$1])-[.C79]" table:style-name="ce1">
            <text:p>32604.56593</text:p>
          </table:table-cell>
          <table:table-cell office:value-type="float" office:value="4814.3433677969097" table:formula="of:=[.C7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8061.927280613818" table:formula="of:=[.B79]*(1+[.$G$1])-[.C80]" table:style-name="ce1">
            <text:p>28061.92728</text:p>
          </table:table-cell>
          <table:table-cell office:value-type="float" office:value="4814.3433677969097" table:formula="of:=[.C79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3481.433306822022" table:formula="of:=[.B80]*(1+[.$G$1])-[.C81]" table:style-name="ce1">
            <text:p>23481.43331</text:p>
          </table:table-cell>
          <table:table-cell office:value-type="float" office:value="4814.3433677969097" table:formula="of:=[.C80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8862.768549915294" table:formula="of:=[.B81]*(1+[.$G$1])-[.C82]" table:style-name="ce1">
            <text:p>18862.76855</text:p>
          </table:table-cell>
          <table:table-cell office:value-type="float" office:value="4814.3433677969097" table:formula="of:=[.C81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4205.614920034344" table:formula="of:=[.B82]*(1+[.$G$1])-[.C83]" table:style-name="ce1">
            <text:p>14205.61492</text:p>
          </table:table-cell>
          <table:table-cell office:value-type="float" office:value="4814.3433677969097" table:formula="of:=[.C82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9509.651676571053" table:formula="of:=[.B83]*(1+[.$G$1])-[.C84]" table:style-name="ce1">
            <text:p>9509.651677</text:p>
          </table:table-cell>
          <table:table-cell office:value-type="float" office:value="4814.3433677969097" table:formula="of:=[.C83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774.5554060789018" table:formula="of:=[.B84]*(1+[.$G$1])-[.C85]" table:style-name="ce1">
            <text:p>4774.555406</text:p>
          </table:table-cell>
          <table:table-cell office:value-type="float" office:value="4814.3433677969097" table:formula="of:=[.C84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-6.8394001573324203E-10" table:formula="of:=[.B85]*(1+[.$G$1])-[.C86]" table:style-name="ce1">
            <text:p>-6.8394E-10</text:p>
          </table:table-cell>
          <table:table-cell office:value-type="float" office:value="4814.3433677969097" table:formula="of:=[.C85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-4814.3433677975991" table:formula="of:=[.B86]*(1+[.$G$1])-[.C87]" table:style-name="ce1">
            <text:p>-4814.343368</text:p>
          </table:table-cell>
          <table:table-cell office:value-type="float" office:value="4814.3433677969097" table:formula="of:=[.C8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-9668.8062636594877" table:formula="of:=[.B87]*(1+[.$G$1])-[.C88]" table:style-name="ce1">
            <text:p>-9668.806264</text:p>
          </table:table-cell>
          <table:table-cell office:value-type="float" office:value="4814.3433677969097" table:formula="of:=[.C8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-14563.723016986893" table:formula="of:=[.B88]*(1+[.$G$1])-[.C89]" table:style-name="ce1">
            <text:p>-14563.72302</text:p>
          </table:table-cell>
          <table:table-cell office:value-type="float" office:value="4814.3433677969097" table:formula="of:=[.C8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-19499.430743258694" table:formula="of:=[.B89]*(1+[.$G$1])-[.C90]" table:style-name="ce1">
            <text:p>-19499.43074</text:p>
          </table:table-cell>
          <table:table-cell office:value-type="float" office:value="4814.3433677969097" table:formula="of:=[.C89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-24476.269367249428" table:formula="of:=[.B90]*(1+[.$G$1])-[.C91]" table:style-name="ce1">
            <text:p>-24476.26937</text:p>
          </table:table-cell>
          <table:table-cell office:value-type="float" office:value="4814.3433677969097" table:formula="of:=[.C90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-29494.581646440085" table:formula="of:=[.B91]*(1+[.$G$1])-[.C92]" table:style-name="ce1">
            <text:p>-29494.58165</text:p>
          </table:table-cell>
          <table:table-cell office:value-type="float" office:value="4814.3433677969097" table:formula="of:=[.C91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-34554.713194623997" table:formula="of:=[.B92]*(1+[.$G$1])-[.C93]" table:style-name="ce1">
            <text:p>-34554.71319</text:p>
          </table:table-cell>
          <table:table-cell office:value-type="float" office:value="4814.3433677969097" table:formula="of:=[.C92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-39657.012505709434" table:formula="of:=[.B93]*(1+[.$G$1])-[.C94]" table:style-name="ce1">
            <text:p>-39657.01251</text:p>
          </table:table-cell>
          <table:table-cell office:value-type="float" office:value="4814.3433677969097" table:formula="of:=[.C93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-44801.830977720587" table:formula="of:=[.B94]*(1+[.$G$1])-[.C95]" table:style-name="ce1">
            <text:p>-44801.83098</text:p>
          </table:table-cell>
          <table:table-cell office:value-type="float" office:value="4814.3433677969097" table:formula="of:=[.C94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-49989.522936998495" table:formula="of:=[.B95]*(1+[.$G$1])-[.C96]" table:style-name="ce1">
            <text:p>-49989.52294</text:p>
          </table:table-cell>
          <table:table-cell office:value-type="float" office:value="4814.3433677969097" table:formula="of:=[.C95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-55220.445662603721" table:formula="of:=[.B96]*(1+[.$G$1])-[.C97]" table:style-name="ce1">
            <text:p>-55220.44566</text:p>
          </table:table-cell>
          <table:table-cell office:value-type="float" office:value="4814.3433677969097" table:formula="of:=[.C96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-60494.959410922325" table:formula="of:=[.B97]*(1+[.$G$1])-[.C98]" table:style-name="ce1">
            <text:p>-60494.95941</text:p>
          </table:table-cell>
          <table:table-cell office:value-type="float" office:value="4814.3433677969097" table:formula="of:=[.C97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-65813.427440476924" table:formula="of:=[.B98]*(1+[.$G$1])-[.C99]" table:style-name="ce1">
            <text:p>-65813.42744</text:p>
          </table:table-cell>
          <table:table-cell office:value-type="float" office:value="4814.3433677969097" table:formula="of:=[.C98]" table:style-name="ce1">
            <text:p>4814.343368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-71176.216036944475" table:formula="of:=[.B99]*(1+[.$G$1])-[.C100]" table:style-name="ce1">
            <text:p>-71176.21604</text:p>
          </table:table-cell>
          <table:table-cell office:value-type="float" office:value="4814.3433677969097" table:formula="of:=[.C99]" table:style-name="ce1">
            <text:p>4814.343368</text:p>
          </table:table-cell>
          <table:table-cell table:number-columns-repeated="16381"/>
        </table:table-row>
        <table:table-row table:number-rows-repeated="10484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Resego Morei</dc:creator>
    <meta:creation-date>2021-04-18T21:54:08Z</meta:creation-date>
    <dc:date>2021-04-18T22:19:48Z</dc:date>
    <meta:editing-cycles>5</meta:editing-cycles>
    <meta:editing-duration>PT1814S</meta:editing-duration>
  </office:meta>
</office:document-meta>
</file>